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f3a" officeooo:paragraph-rsid="00134f3a"/>
    </style:style>
    <style:style style:name="P2" style:family="paragraph" style:parent-style-name="Standard">
      <style:text-properties officeooo:rsid="0014bd3b" officeooo:paragraph-rsid="0014bd3b"/>
    </style:style>
    <style:style style:name="P3" style:family="paragraph" style:parent-style-name="Standard">
      <style:text-properties officeooo:rsid="0014bd3b" officeooo:paragraph-rsid="00134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1:</text:p>
      <text:p text:style-name="P2">JDHFUISH</text:p>
      <text:p text:style-name="P1"/>
      <text:p text:style-name="P1">Cliente 2:</text:p>
      <text:p text:style-name="P3">JLEHFWUIRTHE</text:p>
      <text:p text:style-name="P1"/>
      <text:p text:style-name="P1">Cliente 3:</text:p>
      <text:p text:style-name="P2">KGJEKR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8:08:38.008000000</meta:creation-date>
    <meta:generator>LibreOffice/24.8.2.1$Windows_X86_64 LibreOffice_project/0f794b6e29741098670a3b95d60478a65d05ef13</meta:generator>
    <dc:date>2024-11-01T22:26:48.010000000</dc:date>
    <meta:editing-duration>PT1M10S</meta:editing-duration>
    <meta:editing-cycles>2</meta:editing-cycles>
    <meta:document-statistic meta:table-count="0" meta:image-count="0" meta:object-count="0" meta:page-count="1" meta:paragraph-count="6" meta:word-count="9" meta:character-count="57" meta:non-whitespace-character-count="54"/>
  </office:meta>
</office:document-meta>
</file>